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4463" officeooo:paragraph-rsid="00004463"/>
    </style:style>
    <style:style style:name="P2" style:family="paragraph" style:parent-style-name="Standard">
      <style:text-properties officeooo:rsid="00004463" officeooo:paragraph-rsid="00004463"/>
    </style:style>
    <style:style style:name="P3" style:family="paragraph" style:parent-style-name="Standard">
      <style:text-properties officeooo:rsid="00004463" officeooo:paragraph-rsid="0000ce0e"/>
    </style:style>
    <style:style style:name="T1" style:family="text">
      <style:text-properties officeooo:rsid="0000ce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3"><text:span text:style-name="T1">pg 108 </text:span></text:p>
      <text:p text:style-name="P3"/>
      <text:p text:style-name="P3">C H A P T E R F I V E</text:p>
      <text:p text:style-name="P1">ARMORED MIND</text:p>
      <text:p text:style-name="P1">“YOUR KNEE LOOKS PRETTY BAD, GOGGINS.”</text:p>
      <text:p text:style-name="P1">No fucking shit, doc. With two days to go in walk week, I’d come by</text:p>
      <text:p text:style-name="P1">medical for a follow-up. The doctor rolled up my camo pants and when he</text:p>
      <text:p text:style-name="P1">gave my right kneecap a gentle squeeze, pain seized my brain, but I couldn’t</text:p>
      <text:p text:style-name="P1">show it. I was playing a role. I was the beat up but otherwise healthy BUD/S</text:p>
      <text:p text:style-name="P1">student ready for the fight, and I couldn’t so much as grimace to pull it off. I</text:p>
      <text:p text:style-name="P1">already knew the knee was fucked, and that the odds of getting through</text:p>
      <text:p text:style-name="P1">another five months of training on one leg were low, but accepting another</text:p>
      <text:p text:style-name="P1">roll back meant enduring another Hell Week, and that was way too much to</text:p>
      <text:p text:style-name="P1">process.</text:p>
      <text:p text:style-name="P1">“The swelling hasn’t gone down much. How’s it feel?”</text:p>
      <text:p text:style-name="P1">The doctor was playing a role too. SEAL candidates had a don’t ask, don’t</text:p>
      <text:p text:style-name="P1">tell agreement with most of the medical staff at Naval Special Warfare</text:p>
      <text:p text:style-name="P1">Command. I wasn’t about to make the doctor’s job easier by revealing</text:p>
      <text:p text:style-name="P1">anything to him, and he wasn’t gonna take caution’s side and pull the rip</text:p>
      <text:p text:style-name="P1">cord on a man’s dream. He lifted his hand and my pain faded. I coughed and</text:p>
      <text:p text:style-name="P1">pneumonia once again rattled in my lungs until I felt the cold truth of his</text:p>
      <text:p text:style-name="P1">stethoscope on my skin.</text:p>
      <text:p text:style-name="P1">Ever since Hell Week was called, I’d been coughing up brown knots of</text:p>
      <text:p text:style-name="P1">mucus. For the first two days I lay in bed, day and night, spitting them into a</text:p>
      <text:p text:style-name="P1">Gatorade bottle, where I stored them like so many nickels. I could barely</text:p>
      <text:p text:style-name="P1">breathe, and couldn’t move much either. I may have been a bad</text:p>
      <text:p text:style-name="P1">motherfucker in Hell Week, but that shit was over, and I had to deal with the</text:p>
      <text:p text:style-name="P1">fact that the Devil (and those instructors) branded me too.</text:p>
      <text:p text:style-name="P1">“It’s all right, doc,” I said. “A little stiff is all.”</text:p>
      <text:p text:style-name="P1">Time is what I needed. I knew how to push through pain, and my body had</text:p>
      <text:p text:style-name="P1">almost always responded with performance. I wasn’t going to quit just</text:p>
      <text:p text:style-name="P1">because my knee was barking. It would come around eventually. The doc</text:p>
      <text:p text:style-name="P1">prescribed medicine to reduce the congestion in my lungs and sinuses, and</text:p>
      <text:p text:style-name="P1">gave me some Motrin for my knee. Within two days my breathing improved,</text:p>
      <text:p text:style-name="P1">but I still couldn’t bend my right leg.</text:p>
      <text:p text:style-name="P1">This would be a problem.</text:p>
      <text:p text:style-name="P1">Of all the moments in BUD/S that I thought could break me, a knot-tying</text:p>
      <text:p text:style-name="P1">exercise never registered on my radar. Then again, this wasn’t the fucking</text:p>
      <text:p text:style-name="P1">Boy Scouts. This was an underwater knot-tying drill held in the fifteen-foot</text:p>
      <text:p text:style-name="P1">section of the pool. And while the pool didn’t strike mortal fear into me like</text:p>
      <text:p text:style-name="P1">it once did, being negatively buoyant, I knew that any pool evolution could</text:p>
      <text:p text:style-name="P1">be my undoing, especially those that demanded treading water.</text:p>
      <text:p text:style-name="P1">Even before Hell Week, we’d been tested in the pool. We had to perform</text:p>
      <text:p text:style-name="P1">mock rescues on the instructors and do a fifty-meter underwater swim</text:p>
      <text:p text:style-name="P1">without fins on a single breath. That swim started with a giant stride into the</text:p>
      <text:p text:style-name="P1">water followed by a full somersault to siphon off any momentum</text:p>
      <text:p text:style-name="P1">whatsoever. Then without kicking off the side, we swam along the lane lines</text:p>
      <text:p text:style-name="P1"><text:soft-page-break/>to the end of our twenty-five-meter pool. On the far side we were allowed to</text:p>
      <text:p text:style-name="P1">kick off the wall then swim back. When I arrived at the fifty-meter mark I</text:p>
      <text:p text:style-name="P1">rose up and gasped for air. My heart hammered until my breath smoothed,</text:p>
      <text:p text:style-name="P1">and I grasped that I’d actually passed the first of a series of complicated</text:p>
      <text:p text:style-name="P1">underwater evolutions that were supposed to teach us to be calm, cool, and</text:p>
      <text:p text:style-name="P1">collected underwater on a breath hold.</text:p>
      <text:p text:style-name="P1">The knot-tying evolution was next in the series and it wasn’t about our</text:p>
      <text:p text:style-name="P1">ability to tie various knots or a way to time our max breath hold. Sure, both</text:p>
      <text:p text:style-name="P1">skills come in handy on amphibian operations, but this drill was more about</text:p>
      <text:p text:style-name="P1">our capacity to juggle multiple stressors in an environment that’s not</text:p>
      <text:p text:style-name="P1">sustainable for human life. Despite my health, I was heading into the drill</text:p>
      <text:p text:style-name="P1">with some confidence. Things changed when I started treading water.</text:p>
      <text:p text:style-name="P1">That’s how the drill began, with eight students strung out across the pool,</text:p>
      <text:p text:style-name="P1">moving our hands and legs like egg beaters. That’s hard enough for me on</text:p>
      <text:p text:style-name="P1">two good legs, but because my right knee didn’t work, I was forced to tread</text:p>
      <text:p text:style-name="P1">water with just my left. That spiked the degree of difficulty, and my heart</text:p>
      <text:p text:style-name="P1">rate, which sapped my energy.</text:p>
      <text:p text:style-name="P1">Each student had an instructor assigned to them for this evolution and</text:p>
      <text:p text:style-name="P1">Psycho Pete specifically requested me. It was obvious I was struggling, and</text:p>
      <text:p text:style-name="P1">Psycho, and his bruised pride, were hungry for a little payback. With each</text:p>
      <text:p text:style-name="P1">revolution of my right leg, shockwaves of pain exploded like fireworks.</text:p>
      <text:p text:style-name="P1">Even with Psycho eyeballing me, I couldn’t hide it. When I grimaced, he</text:p>
      <text:p text:style-name="P1">smiled like a kid on Christmas morning.</text:p>
      <text:p text:style-name="P1">“Tie a square knot! Then a bowline!” He shouted. I was working so hard it</text:p>
      <text:p text:style-name="P1">was difficult to catch my breath, but Psycho didn’t give two fucks. “Now,</text:p>
      <text:p text:style-name="P1">dammit!” I gulped air, bent from the waist and kicked down.</text:p>
      <text:p text:style-name="P1">There were five knots in the drill altogether and each student was told to</text:p>
      <text:p text:style-name="P1">grab their eight-inch slice of rope, and tie them off one at a time at the</text:p>
      <text:p text:style-name="P1">bottom of the pool. We were allotted a breath in between, but could do as</text:p>
      <text:p text:style-name="P1">many as all five knots on a single breath. The instructor called out the knots,</text:p>
      <text:p text:style-name="P1">but the pacing was up to each student. We weren’t allowed to use a mask or</text:p>
      <text:p text:style-name="P1">goggles to complete the evolution, and the instructor had to approve each</text:p>
      <text:p text:style-name="P1">knot with a thumbs up before we were permitted to surface. If they flashed a</text:p>
      <text:p text:style-name="P1">thumb down instead, we had to re-tie that knot correctly, and if we surfaced</text:p>
      <text:p text:style-name="P1">before a given knot was approved, that meant failure and a ticket home.</text:p>
      <text:p text:style-name="P1">Once back at the surface, there was no resting or relaxing between tasks.</text:p>
      <text:p text:style-name="P1">Treading water was the constant refrain, which meant soaring heart rates and</text:p>
      <text:p text:style-name="P1">the continual burning up of oxygen in the bloodstream for the one-legged</text:p>
      <text:p text:style-name="P1">man. Translation: the dives were uncomfortable as hell, and blacking out</text:p>
      <text:p text:style-name="P1">was a real possibility.</text:p>
      <text:p text:style-name="P1">Psycho glared at me through his mask as I worked my knots. After about</text:p>
      <text:p text:style-name="P1">thirty seconds he’d approved both and we surfaced. He breathed free and</text:p>
      <text:p text:style-name="P1">easy, but I was gasping and panting like a wet, tired dog. The pain in my</text:p>
      <text:p text:style-name="P1">knee was so bad I felt sweat bead up on my forehead. When you’re sweating</text:p>
      <text:p text:style-name="P1">in an unheated pool, you know shit’s fucked up. I was breathless, low on</text:p>
      <text:p text:style-name="P1">energy, and wanted to quit, but quitting this evolution meant quitting BUD/S</text:p>
      <text:p text:style-name="P1">altogether, and that wasn’t happening.</text:p>
      <text:p text:style-name="P1">“Oh no, are you hurt, Goggins? Do you have some sand in your pussy?”</text:p>
      <text:p text:style-name="P1">Psycho asked. “I’ll bet you can’t do the last three knots on one breath.”</text:p>
      <text:p text:style-name="P1"><text:soft-page-break/>He said it with a smirk, like he was daring me. I knew the rules. I didn’t have</text:p>
      <text:p text:style-name="P1">to accept his challenge, but that would have made Psycho just a little too</text:p>
      <text:p text:style-name="P1">happy and I couldn’t allow that. I nodded and kept treading water, delaying</text:p>
      <text:p text:style-name="P1">my dive until my pulse evened out and I could score one deep, nourishing</text:p>
      <text:p text:style-name="P1">breath. Psycho wasn’t having it. Whenever I opened my mouth he splashed</text:p>
      <text:p text:style-name="P1">water in my face to stress me out even more, a tactic used when trainees</text:p>
      <text:p text:style-name="P1">started to panic. That made breathing impossible.</text:p>
      <text:p text:style-name="P1">“Go under now or you fail!”</text:p>
      <text:p text:style-name="P1">I’d run out of time. I tried to gulp some air before my duck dive, and tasted a</text:p>
      <text:p text:style-name="P1">mouthful of Psycho’s splash water instead as I dove to the bottom of the pool</text:p>
      <text:p text:style-name="P1">on a negative breath hold. My lungs were damn near empty which meant I</text:p>
      <text:p text:style-name="P1">was in pain from the jump, but I knocked the first one out in a few seconds.</text:p>
      <text:p text:style-name="P1">Psycho took his sweet time examining my work. My heart was thrumming</text:p>
      <text:p text:style-name="P1">like high alert Morse code. I felt it flip flop in my chest, like it was trying to</text:p>
      <text:p text:style-name="P1">break through my rib cage and fly to freedom. Psycho stared at the twine,</text:p>
      <text:p text:style-name="P1">flipped it over and perused it with his eyes and fingers, before offering a</text:p>
      <text:p text:style-name="P1">thumb’s up in slow motion. I shook my head, untied the rope and hit the next</text:p>
      <text:p text:style-name="P1">one. Again he gave it a close inspection while my chest burned and</text:p>
      <text:p text:style-name="P1">diaphragm contracted, trying to force air into my empty lungs. The pain</text:p>
      <text:p text:style-name="P1">level in my knee was at a ten. Stars gathered in my peripheral vision. Those</text:p>
      <text:p text:style-name="P1">multiple stressors had me teetering like a Jenga tower, and I felt like I was</text:p>
      <text:p text:style-name="P1">about to black out. If that happened, I’d have to depend on Psycho to swim</text:p>
      <text:p text:style-name="P1">me to the surface and bring me around. Did I really trust this man to do that?</text:p>
      <text:p text:style-name="P1">He hated me. What if he failed to execute? What if my body was too burnedout that even a rescue breath couldn’t rouse me?</text:p>
      <text:p text:style-name="P1">My mind was spun with those simple toxic questions that never go away.</text:p>
      <text:p text:style-name="P1">Why was I here? Why suffer when I could quit and be comfortable again?</text:p>
      <text:p text:style-name="P1">Why risk passing out or even death for a fucking knot drill? I knew that if I</text:p>
      <text:p text:style-name="P1">succumbed and bolted to the surface my SEAL career would have ended</text:p>
      <text:p text:style-name="P1">then and there, but in that moment I couldn’t figure out why I ever gave a</text:p>
      <text:p text:style-name="P1">fuck.</text:p>
      <text:p text:style-name="P1">I looked over at Psycho. He held both thumbs up and sported a big goofy</text:p>
      <text:p text:style-name="P1">smile on his face like he was watching a damn comedy show. His split</text:p>
      <text:p text:style-name="P1">second of pleasure in my pain, reminded me of all the bullying and taunts I</text:p>
      <text:p text:style-name="P1">felt as a teenager, but instead of playing the victim and letting negative</text:p>
      <text:p text:style-name="P1">emotions sap my energy and force me to the surface, a failure, it was as if a</text:p>
      <text:p text:style-name="P1">new light blazed in my brain that allowed me to flip the script.</text:p>
      <text:p text:style-name="P1">Time stood still as I realized for the first time that I’d always looked at my</text:p>
      <text:p text:style-name="P1">entire life, everything I’d been through, from the wrong perspective. Yes, all</text:p>
      <text:p text:style-name="P1">the abuse I’d experienced and the negativity I had to push through</text:p>
      <text:p text:style-name="P1">challenged me to the core, but in that moment I stopped seeing myself as the</text:p>
      <text:p text:style-name="P1">victim of bad circumstance, and saw my life as the ultimate training ground</text:p>
      <text:p text:style-name="P1">instead. My disadvantages had been callousing my mind all along and had</text:p>
      <text:p text:style-name="P1">prepared me for that moment in that pool with Psycho Pete.</text:p>
      <text:p text:style-name="P1">I remember my very first day in the gym back in Indiana. My palms were</text:p>
      <text:p text:style-name="P1">soft and quickly got torn up on the bars because they weren’t accustomed to</text:p>
      <text:p text:style-name="P1">gripping steel. But over time, after thousands of reps, my palms built up a</text:p>
      <text:p text:style-name="P1">thick callous as protection. The same principle works when it comes to</text:p>
      <text:p text:style-name="P1">mindset. Until you experience hardships like abuse and bullying, failures and</text:p>
      <text:p text:style-name="P1"><text:soft-page-break/>disappointments, your mind will remain soft and exposed. Life experience,</text:p>
      <text:p text:style-name="P1">especially negative experiences, help callous the mind. But it’s up to you</text:p>
      <text:p text:style-name="P1">where that callous lines up. If you choose to see yourself as a victim of</text:p>
      <text:p text:style-name="P1">circumstance into adulthood, that callous will become resentment that</text:p>
      <text:p text:style-name="P1">protects you from the unfamiliar. It will make you too cautious and</text:p>
      <text:p text:style-name="P1">untrusting, and possibly too angry at the world. It will make you fearful of</text:p>
      <text:p text:style-name="P1">change and hard to reach, but not hard of mind. That’s where I was as a</text:p>
      <text:p text:style-name="P1">teenager, but after my second Hell Week, I’d become someone new. I’d</text:p>
      <text:p text:style-name="P1">fought through so many horrible situations by then and remained open and</text:p>
      <text:p text:style-name="P1">ready for more. My ability to stay open represented a willingness to fight for</text:p>
      <text:p text:style-name="P1">my own life, which allowed me to withstand hail storms of pain and use it to</text:p>
      <text:p text:style-name="P1">callous over my victim’s mentality. That shit was gone, buried under layers</text:p>
      <text:p text:style-name="P1">of sweat and hard fucking flesh, and I was starting to callous over my fears</text:p>
      <text:p text:style-name="P1">too. That realization gave me the mental edge I needed to outlast Psycho</text:p>
      <text:p text:style-name="P1">Pete one more time.</text:p>
      <text:p text:style-name="P1">To show him he couldn’t hurt me anymore I smiled back, and the feeling of</text:p>
      <text:p text:style-name="P1">being on the edge of a blackout went away. Suddenly, I was energized. The</text:p>
      <text:p text:style-name="P1">pain faded and I felt like I could stay under all day. Psycho saw that in my</text:p>
      <text:p text:style-name="P1">eyes. I tied off the last knot at leisurely pace, glaring at him the whole time.</text:p>
      <text:p text:style-name="P1">He gestured with his hands for me to hurry up as his diaphragm contracted. I</text:p>
      <text:p text:style-name="P1">finally finished, he gave me a quick affirmative and kicked to the surface,</text:p>
      <text:p text:style-name="P1">desperate for a breath. I took my time, joined him topside and found him</text:p>
      <text:p text:style-name="P1">gasping, while I felt strangely relaxed. When the chips were down at the</text:p>
      <text:p text:style-name="P1">pool during Air Force pararescue training, I’d buckled. This time I won a</text:p>
      <text:p text:style-name="P1">major battle in the water. It was a big victory, but the war wasn’t over.</text:p>
      <text:p text:style-name="P1">After I passed the knot-tying evolution, we had two minutes to climb out on</text:p>
      <text:p text:style-name="P1">to the deck, get dressed, and head back to the classroom. During First Phase,</text:p>
      <text:p text:style-name="P1">that’s usually plenty of time, but a lot of us—not just me—were still healing</text:p>
      <text:p text:style-name="P1">from Hell Week and not moving at our typical lightning pace. On top of that,</text:p>
      <text:p text:style-name="P1">once we got through Hell Week, Class 231 went through a bit of an attitude</text:p>
      <text:p text:style-name="P1">adjustment.</text:p>
      <text:p text:style-name="P1">Hell Week is designed to show you that a human is capable of much more</text:p>
      <text:p text:style-name="P1">than you know. It opens your mind to the true possibilities of human</text:p>
      <text:p text:style-name="P1">potential, and with that comes a change in your mentality. You no longer fear</text:p>
      <text:p text:style-name="P1">cold water or doing push-ups all day. You realize that no matter what they do</text:p>
      <text:p text:style-name="P1">to you, they will never break you, so you don’t rush as much to make their</text:p>
      <text:p text:style-name="P1">arbitrary deadlines. You know if you don’t make it, the instructors will beat</text:p>
      <text:p text:style-name="P1">you down. Meaning push-ups, getting wet and sandy, anything to up the pain</text:p>
      <text:p text:style-name="P1">and discomfort quotient, but for those of us knuckle draggers still in the mix,</text:p>
      <text:p text:style-name="P1">our attitude was, So the fuck be it! None of us feared the instructors</text:p>
      <text:p text:style-name="P1">anymore, and we weren’t about to rush. They didn’t like that one damn bit.</text:p>
      <text:p text:style-name="P1">I had seen a lot of beat downs while at BUD/S, but the one we received that</text:p>
      <text:p text:style-name="P1">day will go down as one of the worst in history. We did push-ups until we</text:p>
      <text:p text:style-name="P1">couldn’t pick ourselves up off the deck, then they turned us on our backs and</text:p>
      <text:p text:style-name="P1">demanded flutter kicks. Each kick was torture for me. I kept putting my legs</text:p>
      <text:p text:style-name="P1">down because of the pain. I was showing weakness and if you show</text:p>
      <text:p text:style-name="P1">weakness, IT IS ON!</text:p>
      <text:p text:style-name="P1">Psycho and SBG descended and took turns on me. I went from push-ups to</text:p>
      <text:p text:style-name="P1">flutter kicks to bear crawls until they got tired. I could feel the moving parts</text:p>
      <text:p text:style-name="P1"><text:soft-page-break/>of my knee shifting, floating, and grabbing every time I bent it to do those</text:p>
      <text:p text:style-name="P1">bear crawls, and it was agonizing. I moved slower than normal and knew I</text:p>
      <text:p text:style-name="P1">was broken. That simple question bubbled up again. Why? What was I</text:p>
      <text:p text:style-name="P1">trying to prove? Quitting seemed the sane choice. The comfort of mediocrity</text:p>
      <text:p text:style-name="P1">sounded like sweet relief until Psycho screamed in my ear.</text:p>
      <text:p text:style-name="P1">“Move faster, motherfucker!”</text:p>
      <text:p text:style-name="P1">Once again, an amazing feeling washed over me. I wasn’t focused on</text:p>
      <text:p text:style-name="P1">outdoing him this time. I was in the worst pain of my life, but my victory in</text:p>
      <text:p text:style-name="P1">the pool minutes before came rushing back. I’d finally proved to myself that</text:p>
      <text:p text:style-name="P1">I was a decent enough waterman to belong in the Navy SEALs. Heady stuff</text:p>
      <text:p text:style-name="P1">for a negatively buoyant kid that never took a swim lesson in his entire life.</text:p>
      <text:p text:style-name="P1">And the reason I got there was because I’d put in the work. The pool had</text:p>
      <text:p text:style-name="P1">been my kryptonite. Even though I was a far better swimmer as a SEAL</text:p>
      <text:p text:style-name="P1">candidate, I was still so stressed about water evolutions that I used to hit the</text:p>
      <text:p text:style-name="P1">pool after a day of training at least three times a week. I scaled the fifteenfoot fence just to gain after-hours access. Other than the academic aspect,</text:p>
      <text:p text:style-name="P1">nothing scared me as much about the prospects of BUD/S like the swimming</text:p>
      <text:p text:style-name="P1">drills, and by dedicating time I was able to callous over that fear and hit new</text:p>
      <text:p text:style-name="P1">levels underwater when the pressure was on.</text:p>
      <text:p text:style-name="P1">I thought about the incredible power of a calloused mind on task, as Psycho</text:p>
      <text:p text:style-name="P1">and SBG beat me down, and that thought became a feeling that took over my</text:p>
      <text:p text:style-name="P1">body and made me move as fast as a bear around that pool. I couldn’t</text:p>
      <text:p text:style-name="P1">believe what I was doing. The intense pain was gone, and so were those</text:p>
      <text:p text:style-name="P1">nagging questions. I was putting out harder than ever, breaking through the</text:p>
      <text:p text:style-name="P1">limitations of injury and pain tolerance, and riding a second wind delivered</text:p>
      <text:p text:style-name="P1">by a calloused mind.</text:p>
      <text:p text:style-name="P1">After the bear crawls, I went back to doing flutter kicks, and I still had no</text:p>
      <text:p text:style-name="P1">pain! As we were leaving the pool a half-hour later, SBG asked, “Goggins,</text:p>
      <text:p text:style-name="P1">what got into your ass to make you Superman?” I just smiled and left the</text:p>
      <text:p text:style-name="P1">pool. I didn’t want to say anything because I didn’t yet understand what I</text:p>
      <text:p text:style-name="P1">now know.</text:p>
      <text:p text:style-name="P1">Similar to using an opponent’s energy to gain an advantage, leaning on your</text:p>
      <text:p text:style-name="P1">calloused mind in the heat of battle can shift your thinking as well.</text:p>
      <text:p text:style-name="P1">Remembering what you’ve been through and how that has strengthened your</text:p>
      <text:p text:style-name="P1">mindset can lift you out of a negative brain loop and help you bypass those</text:p>
      <text:p text:style-name="P1">weak, one-second impulses to give in so you can power through obstacles.</text:p>
      <text:p text:style-name="P1">And when you leverage a calloused mind like I did around the pool that day</text:p>
      <text:p text:style-name="P1">and keep fighting through pain, it can help you push your limits because if</text:p>
      <text:p text:style-name="P1">you accept the pain as a natural process and refuse to give in and give up,</text:p>
      <text:p text:style-name="P1">you will engage the sympathetic nervous system which shifts your hormonal</text:p>
      <text:p text:style-name="P1">flow.</text:p>
      <text:p text:style-name="P1">The sympathetic nervous system is your fight or flight reflex. It’s bubbling</text:p>
      <text:p text:style-name="P1">just below the surface, and when you are lost, stressed out, or struggling, like</text:p>
      <text:p text:style-name="P1">I was when I was a down and out kid, that’s the part of your mind that’s</text:p>
      <text:p text:style-name="P1">driving the bus. We’ve all tasted this feeling before. Those mornings when</text:p>
      <text:p text:style-name="P1">going on a run is the last thing you want to do, but then twenty minutes into</text:p>
      <text:p text:style-name="P1">it you feel energized, that’s the work of the sympathetic nervous system.</text:p>
      <text:p text:style-name="P1">What I’ve found is that you can tap into it on-call as long as you know how</text:p>
      <text:p text:style-name="P1">to manage your own mind.</text:p>
      <text:p text:style-name="P1"><text:soft-page-break/>When you indulge in negative self-talk, the gifts of a sympathetic response</text:p>
      <text:p text:style-name="P1">will remain out of reach. However, if you can manage those moments of</text:p>
      <text:p text:style-name="P1">pain that come with maximum effort, by remembering what you’ve been</text:p>
      <text:p text:style-name="P1">through to get to that point in your life, you will be in a better position to</text:p>
      <text:p text:style-name="P1">persevere and choose fight over flight. That will allow you to use the</text:p>
      <text:p text:style-name="P1">adrenaline that comes with a sympathetic response to go even harder.</text:p>
      <text:p text:style-name="P1">Obstacles at work and school can also be overcome with your calloused</text:p>
      <text:p text:style-name="P1">mind. In those cases, pushing through a given flashpoint isn’t likely to lead</text:p>
      <text:p text:style-name="P1">to a sympathetic response, but it will keep you motivated to push through</text:p>
      <text:p text:style-name="P1">any doubt you feel about your own abilities. No matter the task at hand,</text:p>
      <text:p text:style-name="P1">there is always opportunity for self-doubt. Whenever you decide to follow a</text:p>
      <text:p text:style-name="P1">dream or set a goal, you are just as likely to come up with all the reasons</text:p>
      <text:p text:style-name="P1">why the likelihood of success is low. Blame it on the fucked-up evolutionary</text:p>
      <text:p text:style-name="P1">wiring of the human mind. But you don’t have to let your doubt into the</text:p>
      <text:p text:style-name="P1">cockpit! You can tolerate doubt as a backseat driver, but if you put doubt in</text:p>
      <text:p text:style-name="P1">the pilot’s seat, defeat is guaranteed. Remembering that you’ve been through</text:p>
      <text:p text:style-name="P1">difficulties before and have always survived to fight again shifts the</text:p>
      <text:p text:style-name="P1">conversation in your head. It will allow you to control and manage doubt,</text:p>
      <text:p text:style-name="P1">and keep you focused on taking each and every step necessary to achieve the</text:p>
      <text:p text:style-name="P1">task at hand.</text:p>
      <text:p text:style-name="P1">Sounds simple, right? It isn’t. Very few people even bother to try to control</text:p>
      <text:p text:style-name="P1">the way their thoughts and doubts bubble up. The vast majority of us are</text:p>
      <text:p text:style-name="P1">slaves to our minds. Most don’t even make the first effort when it comes to</text:p>
      <text:p text:style-name="P1">mastering their thought process because it’s a never-ending chore and</text:p>
      <text:p text:style-name="P1">impossible to get right every time. The average person thinks 2,000–3,000</text:p>
      <text:p text:style-name="P1">thoughts per hour. That’s thirty to fifty per minute! Some of those shots will</text:p>
      <text:p text:style-name="P1">slip by the goalie. It’s inevitable. Especially if you coast through life.</text:p>
      <text:p text:style-name="P1">Physical training is the perfect crucible to learn how to manage your thought</text:p>
      <text:p text:style-name="P1">process because when you’re working out, your focus is more likely to be</text:p>
      <text:p text:style-name="P1">single pointed, and your response to stress and pain is immediate and</text:p>
      <text:p text:style-name="P1">measurable. Do you hammer hard and snag that personal best like you said</text:p>
      <text:p text:style-name="P1">you would, or do you crumble? That decision rarely comes down to physical</text:p>
      <text:p text:style-name="P1">ability, it’s almost always a test of how well you are managing your own</text:p>
      <text:p text:style-name="P1">mind. If you push yourself through each split and use that energy to maintain</text:p>
      <text:p text:style-name="P1">a strong pace, you have a great chance of recording a faster time. Granted,</text:p>
      <text:p text:style-name="P1">some days it’s easier to do that than others. And the clock, or the score,</text:p>
      <text:p text:style-name="P1">doesn’t matter anyway. The reason it’s important to push hardest when you</text:p>
      <text:p text:style-name="P1">want to quit the most is because it helps you callous your mind. It’s the same</text:p>
      <text:p text:style-name="P1">reason why you have to do your best work when you are the least motivated.</text:p>
      <text:p text:style-name="P1">That’s why I loved PT in BUD/S and why I still love it today. Physical</text:p>
      <text:p text:style-name="P1">challenges strengthen my mind so I’m ready for whatever life throws at me,</text:p>
      <text:p text:style-name="P1">and it will do the same for you.</text:p>
      <text:p text:style-name="P1">But no matter how well you deploy it, a calloused mind can’t heal broken</text:p>
      <text:p text:style-name="P1">bones. On the mile-long hike back to the BUD/S compound, the feeling of</text:p>
      <text:p text:style-name="P1">victory evaporated, and I could feel the damage I’d done. I had twenty</text:p>
      <text:p text:style-name="P1">weeks of training in front of me, dozens of evolutions ahead, and I could</text:p>
      <text:p text:style-name="P1">barely walk. While I wanted to deny the pain in my knee, I knew I was</text:p>
      <text:p text:style-name="P1">fucked so I limped straight to medical.</text:p>
      <text:p text:style-name="P1">When he saw my knee, the doc didn’t say a damn thing. He just shook his</text:p>
      <text:p text:style-name="P1"><text:soft-page-break/>head and sent me to get an x-ray that revealed a fractured kneecap. In</text:p>
      <text:p text:style-name="P1">BUD/S when reservists sustain injuries that take a long time to heal, they’re</text:p>
      <text:p text:style-name="P1">sent home, and that’s what happened to me.</text:p>
      <text:p text:style-name="P1">I crutched my ass back to the barracks, demoralized, and while checking out,</text:p>
      <text:p text:style-name="P1">I saw some of the guys that quit during Hell Week. When I first glimpsed</text:p>
      <text:p text:style-name="P1">their helmets lined up beneath the bell, I felt sorry for them because I knew</text:p>
      <text:p text:style-name="P1">the empty feeling of giving up, but seeing them face to face reminded me</text:p>
      <text:p text:style-name="P1">that failure is a part of life and now we all had to press on.</text:p>
      <text:p text:style-name="P1">I hadn’t quit, so I knew I’d be invited back, but I had no idea if that meant a</text:p>
      <text:p text:style-name="P1">third Hell Week or not. Or if after getting rolled twice I still had the burning</text:p>
      <text:p text:style-name="P1">desire to fight through another hurricane of pain with no guarantee of</text:p>
      <text:p text:style-name="P1">success. Given my injury record, how could I? I left the BUD/S compound</text:p>
      <text:p text:style-name="P1">with more self awareness and more mastery over my mind than I’d ever had</text:p>
      <text:p text:style-name="P1">before, but my future was just as uncertain.</text:p>
      <text:p text:style-name="P1">* * *</text:p>
      <text:p text:style-name="P1">Airplanes have always made me claustrophobic, so I decided to take the</text:p>
      <text:p text:style-name="P1">train from San Diego to Chicago, which gave me three full days to think, and</text:p>
      <text:p text:style-name="P1">my mind was all fucked up. On the first day I didn’t know if I wanted to be a</text:p>
      <text:p text:style-name="P1">SEAL anymore. I had overcome a lot. I beat Hell Week, realized the power</text:p>
      <text:p text:style-name="P1">of a calloused mind and conquered my fear of the water. Perhaps I’d already</text:p>
      <text:p text:style-name="P1">learned enough about myself? What else did I need to prove? On day two I</text:p>
      <text:p text:style-name="P1">thought about all the other jobs I could sign up for. Maybe I should move on</text:p>
      <text:p text:style-name="P1">and become a firefighter? That’s a bad-ass job, and it would be an</text:p>
      <text:p text:style-name="P1">opportunity to become a different sort of hero. But on day three, as the train</text:p>
      <text:p text:style-name="P1">veered into Chicago, I slipped into a bathroom the size of a phone booth and</text:p>
      <text:p text:style-name="P1">checked in with the Accountability Mirror. Is that really how you feel? Are</text:p>
      <text:p text:style-name="P1">you sure you’re ready to give up on the SEALs and become a civilian</text:p>
      <text:p text:style-name="P1">fireman? I stared at myself for five minutes before I shook my head. I</text:p>
      <text:p text:style-name="P1">couldn’t lie. I had to tell myself the truth, out loud.</text:p>
      <text:p text:style-name="P1">“I’m afraid. I’m afraid of going through all of that shit again. I’m afraid of</text:p>
      <text:p text:style-name="P1">day one, week one.”</text:p>
      <text:p text:style-name="P1">I was divorced by then, but my ex-wife, Pam, met me at the train station to</text:p>
      <text:p text:style-name="P1">drive me home to my mother’s place in Indianapolis. Pam was still living in</text:p>
      <text:p text:style-name="P1">Brazil. We’d been in touch while I was in San Diego, and after seeing each</text:p>
      <text:p text:style-name="P1">other through the crowd on the train platform, we fell back on our habits,</text:p>
      <text:p text:style-name="P1">and later that night we fell into bed.</text:p>
      <text:p text:style-name="P1">That whole summer, from May to November, I stayed in the Midwest,</text:p>
      <text:p text:style-name="P1">healing up then rehabbing my knee. I was still a reservist but remained</text:p>
      <text:p text:style-name="P1">undecided about going back to Navy SEAL training. I looked into the</text:p>
      <text:p text:style-name="P1">Marine Corps. I explored the application process for a handful of fire</text:p>
      <text:p text:style-name="P1">fighting units but finally picked up the phone, ready to call into the BUD/S</text:p>
      <text:p text:style-name="P1">compound. They needed my final answer.</text:p>
      <text:p text:style-name="P1">I sat there, holding the telephone, and thought about the misery of SEAL</text:p>
      <text:p text:style-name="P1">training. Shit, you run six miles a day just to eat, not including your training</text:p>
      <text:p text:style-name="P1">runs. I visualized all the swimming and paddling, carrying heavy-ass boats</text:p>
      <text:p text:style-name="P1">and logs on our heads, over the berm all day. I flashed onto hours of sit-ups,</text:p>
      <text:p text:style-name="P1">push-ups, flutter kicks, and the O-Course. I remembered the feeling of</text:p>
      <text:p text:style-name="P1">rolling around in the sand, of being chafed all fucking day and night. My</text:p>
      <text:p text:style-name="P1">memories were a mind-body experience, and I felt the cold deep in my</text:p>
      <text:p text:style-name="P1"><text:soft-page-break/>bones. A normal person would give up. They’d say, fuck it, it’s just not</text:p>
      <text:p text:style-name="P1">meant to be, and refuse to torture themselves one minute more.</text:p>
      <text:p text:style-name="P1">But I wasn’t wired normal.</text:p>
      <text:p text:style-name="P1">As I dialed the number, negativity rose up like an angry shadow. I couldn’t</text:p>
      <text:p text:style-name="P1">help but think that I was put on this earth to suffer. Why wouldn’t my own</text:p>
      <text:p text:style-name="P1">personal demons, the fates, God, or Satan, just leave me the fuck alone? I</text:p>
      <text:p text:style-name="P1">was tired of trying to prove myself. Tired of callousing my mind. Mentally, I</text:p>
      <text:p text:style-name="P1">was worn to the nub. At the same time, being worn the fuck down is the</text:p>
      <text:p text:style-name="P1">price of being hard and I knew if I quit, those feelings and thoughts wouldn’t</text:p>
      <text:p text:style-name="P1">just go away. The cost of quitting would be lifelong purgatory. I’d be trapped</text:p>
      <text:p text:style-name="P1">in the knowing that I didn’t stay in the fight to the bitter end. There is no</text:p>
      <text:p text:style-name="P1">shame in getting knocked out. The shame comes when you throw in the</text:p>
      <text:p text:style-name="P1">motherfucking towel, and if I was born to suffer, then I may as well take my</text:p>
      <text:p text:style-name="P1">medicine.</text:p>
      <text:p text:style-name="P1">The training officer welcomed me back and confirmed that I was starting</text:p>
      <text:p text:style-name="P1">from day one, week one. As expected, my brown shirt would have to be</text:p>
      <text:p text:style-name="P1">swapped out for a white one, and he had one more sliver of sunshine to</text:p>
      <text:p text:style-name="P1">share. “Just so you know, Goggins,” he said, “this will be the last time we</text:p>
      <text:p text:style-name="P1">will allow you to go through BUD/S training. If you get injured, that’s it. We</text:p>
      <text:p text:style-name="P1">will not allow you to come back again.”</text:p>
      <text:p text:style-name="P1">“Roger that,” I said.</text:p>
      <text:p text:style-name="P1">Class 235 would muster in just four weeks. My knee still wasn’t all the way</text:p>
      <text:p text:style-name="P1">right, but I’d better be ready because the ultimate test was about to begin.</text:p>
      <text:p text:style-name="P1">Within seconds of hanging up the phone, Pam called and said she needed to</text:p>
      <text:p text:style-name="P1">see me. It was good timing. I was leaving town again, hopefully for good</text:p>
      <text:p text:style-name="P1">this time, and I needed to level with her. We’d been enjoying one another,</text:p>
      <text:p text:style-name="P1">but it was always a temporary thing for me. We’d been married once and we</text:p>
      <text:p text:style-name="P1">were still different people with totally different worldviews. That hadn’t</text:p>
      <text:p text:style-name="P1">changed and obviously neither had some of my insecurities, as they kept me</text:p>
      <text:p text:style-name="P1">going back to what was familiar. Insanity is doing the same thing over and</text:p>
      <text:p text:style-name="P1">over again and expecting a different result. We would never work and it was</text:p>
      <text:p text:style-name="P1">time to say so.</text:p>
      <text:p text:style-name="P1">She got to her news first.</text:p>
      <text:p text:style-name="P1">“I’m late,” she said, as she burst through the door, clutching a brown paper</text:p>
      <text:p text:style-name="P1">bag. “Like late late.” She seemed excited and nervous as she disappeared</text:p>
      <text:p text:style-name="P1">into the bathroom. I could hear that bag crinkle and the tearing open of a</text:p>
      <text:p text:style-name="P1">package as I lay on my bed staring at the ceiling. Minutes later, she opened</text:p>
      <text:p text:style-name="P1">the bathroom door, a pregnancy test in her fist and a big smile on her face. “I</text:p>
      <text:p text:style-name="P1">knew it,” she said, biting her lower lip. “Look, David, we’re pregnant!”</text:p>
      <text:p text:style-name="P1">I stood up slow, she hugged me with everything she had, and her excitement</text:p>
      <text:p text:style-name="P1">broke my heart. It wasn’t supposed to go like this. I wasn’t ready. My body</text:p>
      <text:p text:style-name="P1">was still broken, I was $30,000 in credit card debt, and still only a reservist. I</text:p>
      <text:p text:style-name="P1">had no address of my own and no car. I was unstable, and that made me very</text:p>
      <text:p text:style-name="P1">insecure. Plus, I wasn’t even in love with this woman. That’s what I said to</text:p>
      <text:p text:style-name="P1">myself while I stared into that Accountability Mirror over her shoulder. The</text:p>
      <text:p text:style-name="P1">mirror that never lies.</text:p>
      <text:p text:style-name="P1">I averted my eyes.</text:p>
      <text:p text:style-name="P1">Pam went home to share the news with her parents. I walked her to the door</text:p>
      <text:p text:style-name="P1">of my mother’s place, then slumped into the couch. In Coronado, I felt like</text:p>
      <text:p text:style-name="P1"><text:soft-page-break/>I’d come to terms with my fucked up past and found some power there, and</text:p>
      <text:p text:style-name="P1">here I was sucked under once again. Now it wasn’t just about me and my</text:p>
      <text:p text:style-name="P1">dreams of becoming a SEAL. I had a family to think about, which raised the</text:p>
      <text:p text:style-name="P1">stakes that much higher. If I failed this time, it wouldn’t mean that I was just</text:p>
      <text:p text:style-name="P1">going back to ground zero, emotionally and financially, but I would be</text:p>
      <text:p text:style-name="P1">bringing my new family there with me. When my mother got home I told her</text:p>
      <text:p text:style-name="P1">everything, and as we talked the dam broke and my fear, sadness, and</text:p>
      <text:p text:style-name="P1">struggle came bursting out of me. I put my head in my hands and sobbed.</text:p>
      <text:p text:style-name="P1">“Mom, my life from the time I was born until now has been a nightmare. A</text:p>
      <text:p text:style-name="P1">nightmare that keeps getting worse,” I said. “The harder I try, the harder my</text:p>
      <text:p text:style-name="P1">life becomes.”</text:p>
      <text:p text:style-name="P1">“I can’t argue with that, David,” she said. My mom knew hell and she wasn’t</text:p>
      <text:p text:style-name="P1">trying to baby me. She never had. “But I also know you well enough to</text:p>
      <text:p text:style-name="P1">know that you will find a way to get through this.”</text:p>
      <text:p text:style-name="P1">“I have to,” I said as I wiped the tears from my eyes. “I don’t have a choice.”</text:p>
      <text:p text:style-name="P1">She left me alone, and I sat on that couch all night. I felt like I’d been</text:p>
      <text:p text:style-name="P1">stripped of everything, but I was still breathing, which meant I had to find a</text:p>
      <text:p text:style-name="P1">way to keep going. I had to compartmentalize doubt and find the strength to</text:p>
      <text:p text:style-name="P1">believe that I was born to be more than some tired-ass Navy SEAL reject.</text:p>
      <text:p text:style-name="P1">After Hell Week I’d felt I had become unbreakable, yet within a week I’d</text:p>
      <text:p text:style-name="P1">been zeroed out. I hadn’t levelled up after all. I still wasn’t shit, and if I was</text:p>
      <text:p text:style-name="P1">going to fix my broke-down life, I would have to become more!</text:p>
      <text:p text:style-name="P1">On that sofa, I found a way.</text:p>
      <text:p text:style-name="P1">By then I’d learned how to hold myself accountable, and I knew I could take</text:p>
      <text:p text:style-name="P1">a man’s soul in the heat of battle. I had overcome many obstacles, and</text:p>
      <text:p text:style-name="P1">realized that each of those experiences had calloused my mind so thick, I</text:p>
      <text:p text:style-name="P1">could take on any challenge. All of that that made me feel like I’d dealt with</text:p>
      <text:p text:style-name="P1">my past demons, but I hadn’t. I’d been ignoring them. My memories of</text:p>
      <text:p text:style-name="P1">abuse at the hands of my father, of all those people who called me nigger,</text:p>
      <text:p text:style-name="P1">didn’t vaporize after a few victories. Those moments were anchored deep in</text:p>
      <text:p text:style-name="P1">my subconscious, and as a result, my foundation was cracked. In a human</text:p>
      <text:p text:style-name="P1">being your character is your foundation, and when you build a bunch of</text:p>
      <text:p text:style-name="P1">successes and pile up even more failures on a fucked-up foundation, the</text:p>
      <text:p text:style-name="P1">structure that is the self won’t be sound. To develop an armored mind—a</text:p>
      <text:p text:style-name="P1">mindset so calloused and hard that it becomes bulletproof—you need to go</text:p>
      <text:p text:style-name="P1">to the source of all your fears and insecurities.</text:p>
      <text:p text:style-name="P1">Most of us sweep our failures and evil secrets under the rug, but when we</text:p>
      <text:p text:style-name="P1">run into problems, that rug gets lifted up, and our darkness re-emerges,</text:p>
      <text:p text:style-name="P1">floods our soul, and influences the decisions which determine our character.</text:p>
      <text:p text:style-name="P1">My fears were never just about the water, and my anxieties toward Class 235</text:p>
      <text:p text:style-name="P1">weren’t about the pain of First Phase. They were seeping from the infected</text:p>
      <text:p text:style-name="P1">wounds I’d been walking around with my entire life, and my denial of them</text:p>
      <text:p text:style-name="P1">amounted to a denial of myself. I was my own worst enemy! It wasn’t the</text:p>
      <text:p text:style-name="P1">world, or God, or the Devil that was out to get me. It was me!</text:p>
      <text:p text:style-name="P1">I was rejecting my past and therefore rejecting myself. My foundation, my</text:p>
      <text:p text:style-name="P1">character was defined by self-rejection. All my fears came from that deepseated uneasiness I carried with being David Goggins because of what I’d</text:p>
      <text:p text:style-name="P1">gone through. Even after I’d reached a point where I no longer cared about</text:p>
      <text:p text:style-name="P1">what others thought of me, I still had trouble accepting me.</text:p>
      <text:p text:style-name="P1"><text:soft-page-break/>Anyone who is of sound mind and body can sit down and think of twenty</text:p>
      <text:p text:style-name="P1">things in their life that could have gone differently. Where maybe they didn’t</text:p>
      <text:p text:style-name="P1">get a fair shake and where they took the path of least resistance. If you’re</text:p>
      <text:p text:style-name="P1">one of the few who acknowledge that, want to callous those wounds, and</text:p>
      <text:p text:style-name="P1">strengthen your character, its up to you to go back through your past and</text:p>
      <text:p text:style-name="P1">make peace with yourself by facing those incidents and all of your negative</text:p>
      <text:p text:style-name="P1">influences, and accepting them as weak spots in your own character. Only</text:p>
      <text:p text:style-name="P1">when you identify and accept your weaknesses will you finally stop running</text:p>
      <text:p text:style-name="P1">from your past. Then those incidents can be used more efficiently as fuel to</text:p>
      <text:p text:style-name="P1">become better and grow stronger.</text:p>
      <text:p text:style-name="P1">Right there on mom’s couch, as the moon burned its arc in the night sky, I</text:p>
      <text:p text:style-name="P1">faced down my demons. I faced myself. I couldn’t run from my dad</text:p>
      <text:p text:style-name="P1">anymore. I had to accept that he was part of me and that his lying, cheating</text:p>
      <text:p text:style-name="P1">character influenced me more than I cared to admit. Before that night, I used</text:p>
      <text:p text:style-name="P1">to tell people that my father had died rather than tell the truth about where I</text:p>
      <text:p text:style-name="P1">came from. Even in the SEALs I trotted out that lie. I knew why. When you</text:p>
      <text:p text:style-name="P1">get beat up, you don’t want to acknowledge getting your ass kicked. It</text:p>
      <text:p text:style-name="P1">doesn’t make you feel very manly, so the easiest thing to do is forget about it</text:p>
      <text:p text:style-name="P1">and move on. Pretend it never happened.</text:p>
      <text:p text:style-name="P1">Not anymore.</text:p>
      <text:p text:style-name="P1">Going forward it became very important for me to rehash my life, because</text:p>
      <text:p text:style-name="P1">when you examine your experiences with a fine-toothed comb and see where</text:p>
      <text:p text:style-name="P1">your issues come from, you can find strength in enduring pain and abuse. By</text:p>
      <text:p text:style-name="P1">accepting Trunnis Goggins as part of me, I was free to use where I came</text:p>
      <text:p text:style-name="P1">from as fuel. I realized that each episode of child abuse that could have</text:p>
      <text:p text:style-name="P1">killed me made me tough as hell and as sharp as a Samurai’s blade.</text:p>
      <text:p text:style-name="P1">True, I had been dealt a fucked-up hand, but that night I started thinking of it</text:p>
      <text:p text:style-name="P1">as running a 100-mile race with a fifty-pound ruck on my back. Could I still</text:p>
      <text:p text:style-name="P1">compete in that race even if everyone else was running free and easy,</text:p>
      <text:p text:style-name="P1">weighing 130 pounds? How fast would I be able to run once I’d shed that</text:p>
      <text:p text:style-name="P1">dead weight? I wasn’t even thinking about ultras yet. To me the race was life</text:p>
      <text:p text:style-name="P1">itself, and the more I took inventory, the more I realized how prepared I was</text:p>
      <text:p text:style-name="P1">for the fucked-up events yet to come. Life had put me in the fire, taken me</text:p>
      <text:p text:style-name="P1">out, and hammered me repeatedly, and diving back into the BUD/S cauldron,</text:p>
      <text:p text:style-name="P1">feeling a third Hell Week in a calendar year, would decorate me with a PhD</text:p>
      <text:p text:style-name="P1">in pain. I was about to become the sharpest sword ever made!</text:p>
      <text:p text:style-name="P1">* * *</text:p>
      <text:p text:style-name="P1">I showed up to Class 235 on a mission and kept to myself throughout much</text:p>
      <text:p text:style-name="P1">of First Phase. There were 156 men in that class on day one. I still led from</text:p>
      <text:p text:style-name="P1">the front, but I wasn’t about shepherding anyone through Hell Week this</text:p>
      <text:p text:style-name="P1">time. My knee was still sore and I needed to put every ounce of energy into</text:p>
      <text:p text:style-name="P1">getting my ass through BUD/S. I had everything riding on the next six</text:p>
      <text:p text:style-name="P1">months, and I had no illusions about how difficult it would be to make it</text:p>
      <text:p text:style-name="P1">through.</text:p>
      <text:p text:style-name="P1">Case in point: Shawn Dobbs.</text:p>
      <text:p text:style-name="P1">Dobbs grew up poor in Jacksonville, Florida. He battled some of the same</text:p>
      <text:p text:style-name="P1">demons I did, and he came into class with a chip on his shoulder. Right</text:p>
      <text:p text:style-name="P1">away, I could see he was an elite, natural athlete. He was at or near the front</text:p>
      <text:p text:style-name="P1">on all the runs, he blitzed the O-Course in 8:30 after just a few reps, and he</text:p>
      <text:p text:style-name="P1"><text:soft-page-break/>knew he was a bad motherfucker. Then again, like the Taoists say, those that</text:p>
      <text:p text:style-name="P1">know don’t speak, and those who speak, well, they don’t know jack shit.</text:p>
      <text:p text:style-name="P1">On the night before Hell Week began he talked a lot of noise about the guys</text:p>
      <text:p text:style-name="P1">in Class 235. There were already fifty-five helmets on the Grinder, and he</text:p>
      <text:p text:style-name="P1">was sure he’d be one of a handful of graduates at the end. He mentioned the</text:p>
      <text:p text:style-name="P1">guys he knew would make it through Hell Week and also talked a lot of</text:p>
      <text:p text:style-name="P1">nonsense about the guys he knew would quit.</text:p>
      <text:p text:style-name="P1">He had no clue that he was making the classic mistake of measuring himself</text:p>
      <text:p text:style-name="P1">against others in his class. When he beat them in an evolution or</text:p>
      <text:p text:style-name="P1">outperformed them during PT, he took a lot of pride in that. It boosted his</text:p>
      <text:p text:style-name="P1">self-confidence and his performance. In BUD/S, it’s common and natural to</text:p>
      <text:p text:style-name="P1">do some of that. It’s all part of the competitive nature of the alpha males who</text:p>
      <text:p text:style-name="P1">are drawn to the SEALs, but he didn’t realize that during Hell Week you</text:p>
      <text:p text:style-name="P1">need a solid boat crew to survive, which means depending upon your</text:p>
      <text:p text:style-name="P1">classmates, not defeating them. While he talked and talked, I took notice. He</text:p>
      <text:p text:style-name="P1">had no idea what was in store for him and how bad sleep deprivation and</text:p>
      <text:p text:style-name="P1">being cold fucks you up. He was about to find out. In the early hours of Hell</text:p>
      <text:p text:style-name="P1">Week, he performed well, but that same drive to defeat his classmates in</text:p>
      <text:p text:style-name="P1">evolutions and on timed runs came out on the beach.</text:p>
      <text:p text:style-name="P1">At 5’4” and 188 pounds, Dobbs was built like a fire hydrant, but since he</text:p>
      <text:p text:style-name="P1">was short he was assigned to a boat crew of smaller guys referred to as</text:p>
      <text:p text:style-name="P1">Smurfs by the instructors. In fact, Psycho Pete made them draw a picture of</text:p>
      <text:p text:style-name="P1">Papa Smurf on the front of their boat just to fuck with them. That’s the kind</text:p>
      <text:p text:style-name="P1">of thing our instructors did. They looked for any way to break you, and with</text:p>
      <text:p text:style-name="P1">Dobbs it worked. He didn’t like being grouped up with guys he considered</text:p>
      <text:p text:style-name="P1">smaller and weaker, and took it out on his teammates. Over the next day he</text:p>
      <text:p text:style-name="P1">would grind his own crew down before our eyes. He took up the position at</text:p>
      <text:p text:style-name="P1">the front of the boat or the log and set a blistering pace on the runs. Instead</text:p>
      <text:p text:style-name="P1">of checking in with his crew and holding something back in reserve, he went</text:p>
      <text:p text:style-name="P1">all out from the jump. I reached out to him recently and he said he</text:p>
      <text:p text:style-name="P1">remembered BUD/S like it happened last week.</text:p>
      <text:p text:style-name="P1">“I was grinding an axe on my own people,” he said. “I was purposely</text:p>
      <text:p text:style-name="P1">beating them down, almost like if I made guys quit, it was a checkmark on</text:p>
      <text:p text:style-name="P1">my helmet.”</text:p>
      <text:p text:style-name="P1">By Monday morning he’d done a decent job of it. Two of his guys had quit</text:p>
      <text:p text:style-name="P1">and that meant four smaller guys had to carry their boat and log by</text:p>
      <text:p text:style-name="P1">themselves. He admitted he was fighting his own demons on that beach.</text:p>
      <text:p text:style-name="P1">That his foundation was cracked.</text:p>
      <text:p text:style-name="P1">“I was an insecure person with low self esteem trying to grind an axe,” he</text:p>
      <text:p text:style-name="P1">said, “and my own ego, arrogance, and insecurity made my own life more</text:p>
      <text:p text:style-name="P1">difficult.”</text:p>
      <text:p text:style-name="P1">Translation: his mind broke down in ways he’d never experienced before or</text:p>
      <text:p text:style-name="P1">since.</text:p>
      <text:p text:style-name="P1">On Monday afternoon we did a bay swim, and when he emerged from the</text:p>
      <text:p text:style-name="P1">water, he was hurting. Watching him it was obvious he could barely walk</text:p>
      <text:p text:style-name="P1">and that his mind was teetering on the brink. We locked eyes and I saw that</text:p>
      <text:p text:style-name="P1">he was asking himself those simple questions and couldn’t find an answer.</text:p>
      <text:p text:style-name="P1">He looked a lot like I did when I was in Pararescue, searching for a way out.</text:p>
      <text:p text:style-name="P1">From then on Dobbs was one of the worst performers on the whole beach,</text:p>
      <text:p text:style-name="P1"><text:soft-page-break/>and that fucked him up bad.</text:p>
      <text:p text:style-name="P1">“All the people I’d categorized as lower than worms were kicking my butt,”</text:p>
      <text:p text:style-name="P1">he said. Soon his crew was down to two men, and he got moved to another</text:p>
      <text:p text:style-name="P1">boat crew with taller guys. When they lifted the boat head high, he wasn’t</text:p>
      <text:p text:style-name="P1">even able to reach that motherfucker, and all of his insecurities about his size</text:p>
      <text:p text:style-name="P1">and his past started caving in on him.</text:p>
      <text:p text:style-name="P1">“I started to believe that I didn’t belong there,” he said. “That I was</text:p>
      <text:p text:style-name="P1">genetically inferior. It was like I had superpowers, and I’d lost them. I was in</text:p>
      <text:p text:style-name="P1">a place in my mind I’d never been, and I didn’t have a road map.”</text:p>
      <text:p text:style-name="P1">Think about where he was at that time. This man had excelled through the</text:p>
      <text:p text:style-name="P1">first few weeks of BUD/S. He’d come from nothing and was a phenomenal</text:p>
      <text:p text:style-name="P1">athlete. He had so many experiences along the way he could have leaned on.</text:p>
      <text:p text:style-name="P1">He’d calloused his mind plenty, but because his foundation was cracked,</text:p>
      <text:p text:style-name="P1">when shit got real he lost control of his mindset and became a slave to his</text:p>
      <text:p text:style-name="P1">self doubt.</text:p>
      <text:p text:style-name="P1">On Monday night, Dobbs reported to medical complaining about his feet. He</text:p>
      <text:p text:style-name="P1">was sure he had stress fractures, but when he took off his boots they weren’t</text:p>
      <text:p text:style-name="P1">swollen or black and blue like he’d imagined. They looked perfectly healthy.</text:p>
      <text:p text:style-name="P1">I know that because I was at med check too, sitting right beside him. I saw</text:p>
      <text:p text:style-name="P1">his blank stare and knew the inevitable was near. It was the look that comes</text:p>
      <text:p text:style-name="P1">over a man’s face after he surrenders his soul. I had the same look in my</text:p>
      <text:p text:style-name="P1">eyes when I quit Pararescue. What will forever bond me and Shawn Dobbs</text:p>
      <text:p text:style-name="P1">is the fact that I knew he was going to quit before he did.</text:p>
      <text:p text:style-name="P1">The docs offered him Motrin and sent him back into the suffering. I</text:p>
      <text:p text:style-name="P1">remember watching Shawn lace his boots, wondering at what point he would</text:p>
      <text:p text:style-name="P1">finally break. That’s when SBG pulled up in his truck and yelled, “This will</text:p>
      <text:p text:style-name="P1">be the coldest night that you will ever experience in your entire lives!”</text:p>
      <text:p text:style-name="P1">I was under my boat with my crew headed toward the infamous Steel Pier</text:p>
      <text:p text:style-name="P1">when I glanced behind me and saw Shawn in the back of SBG’s warm truck.</text:p>
      <text:p text:style-name="P1">He’d surrendered. Within minutes he would toll the bell three times, and</text:p>
      <text:p text:style-name="P1">place his helmet down.</text:p>
      <text:p text:style-name="P1">In Dobbs’ defense, this was one nightmare of a Hell Week. It rained all day</text:p>
      <text:p text:style-name="P1">and all night, which meant you never got warm and never got dry. Plus,</text:p>
      <text:p text:style-name="P1">somebody in command had the brilliant idea that the class shouldn’t be fed</text:p>
      <text:p text:style-name="P1">and watered like kings at chow. Instead, we were supplied cold MREs for</text:p>
      <text:p text:style-name="P1">almost every meal. They thought that would test us even more. Make it more</text:p>
      <text:p text:style-name="P1">like a real-world battlefield situation. It also meant there was absolutely no</text:p>
      <text:p text:style-name="P1">relief, and without abundant calories to burn it was hard for anybody to find</text:p>
      <text:p text:style-name="P1">the energy to push through pain and exhaustion, let alone keep warm.</text:p>
      <text:p text:style-name="P1">Yes, it was miserable, but I fucking loved it. I thrived off of the barbaric</text:p>
      <text:p text:style-name="P1">beauty of seeing the soul of a man destroyed, only to rise again and</text:p>
      <text:p text:style-name="P1">overcome every obstacle in his path. By my third go ’round, I knew what the</text:p>
      <text:p text:style-name="P1">human body could take. I knew what I could take, and I was feeding off that</text:p>
      <text:p text:style-name="P1">shit. At the same time, my legs didn’t feel right and my knee had been</text:p>
      <text:p text:style-name="P1">barking since day one. So far, the pain was something I could handle for at</text:p>
      <text:p text:style-name="P1">least a couple more days, but the thought of injury was a whole different</text:p>
      <text:p text:style-name="P1">piece of fuck-you pie that I had to block out of my mind. I went into a dark</text:p>
      <text:p text:style-name="P1">place where there was just me and the pain and suffering. I didn’t focus on</text:p>
      <text:p text:style-name="P1">my classmates or my instructors. I went full caveman. I was willing to die to</text:p>
      <text:p text:style-name="P1"><text:soft-page-break/>make it through that motherfucker.</text:p>
      <text:p text:style-name="P1">I wasn’t the only one. Late on Wednesday night, with thirty-six hours to go</text:p>
      <text:p text:style-name="P1">before the end of Hell Week, tragedy hit Class 235. We were in the pool for</text:p>
      <text:p text:style-name="P1">an evolution called the caterpillar swim, in which each boat crew swam on</text:p>
      <text:p text:style-name="P1">their backs, legs locked around torsos, in a chain. We had to use our hands in</text:p>
      <text:p text:style-name="P1">concert to swim.</text:p>
      <text:p text:style-name="P1">We mustered up at the pool. There were just twenty-six guys left and one of</text:p>
      <text:p text:style-name="P1">them was named John Skop. Mr. Skop was a specimen at 6’2” and 225</text:p>
      <text:p text:style-name="P1">pounds, but he’d been sick from breakout and had been in and out of med</text:p>
      <text:p text:style-name="P1">check all week. While twenty-five of us stood at attention on the pool deck,</text:p>
      <text:p text:style-name="P1">swollen, chafed, and bleeding, he sat on the stairs by the pool,</text:p>
      <text:p text:style-name="P1">jackhammering in the cold. He looked like he was freezing, but waves of</text:p>
      <text:p text:style-name="P1">heat poured off his skin. His body was a radiator on full blast. I could feel</text:p>
      <text:p text:style-name="P1">him from ten feet away.</text:p>
      <text:p text:style-name="P1">I’d had double pneumonia during my first Hell Week and knew what it</text:p>
      <text:p text:style-name="P1">looked and felt like. His alveoli, or air sacs, were filling with fluid. He</text:p>
      <text:p text:style-name="P1">couldn’t clear them so he could barely breathe, which exacerbated his</text:p>
      <text:p text:style-name="P1">problem. When pneumonia goes uncontrolled, it can lead to pulmonary</text:p>
      <text:p text:style-name="P1">edema, which can be deadly, and he was halfway there.</text:p>
      <text:p text:style-name="P1">Sure enough, during the caterpillar swim, his legs went limp and he darted to</text:p>
      <text:p text:style-name="P1">the bottom of the pool like a doll stuffed with lead. Two instructors jumped</text:p>
      <text:p text:style-name="P1">in after him and from there it was chaos. They ordered us out of the water</text:p>
      <text:p text:style-name="P1">and lined us up along the fence with our backs facing the pool as medics</text:p>
      <text:p text:style-name="P1">worked to revive Mr. Skop. We heard everything and knew his chances were</text:p>
      <text:p text:style-name="P1">slipping. Five minutes later, he still wasn’t breathing, and they ordered us to</text:p>
      <text:p text:style-name="P1">the locker room. Mr. Skop was transported to the hospital and we were told</text:p>
      <text:p text:style-name="P1">to run back to the BUD/S classroom. We didn’t know it yet, but Hell Week</text:p>
      <text:p text:style-name="P1">was already over. Minutes later, SBG walked in and delivered the news cold.</text:p>
      <text:p text:style-name="P1">“Mr. Skop is dead,” he said. He took stock of the room. His words had been</text:p>
      <text:p text:style-name="P1">a collective gut punch to men who were already on the knife’s edge after</text:p>
      <text:p text:style-name="P1">nearly a week with no sleep and no relief. SBG didn’t give a fuck. “This is</text:p>
      <text:p text:style-name="P1">the world you live in. He’s not the first and he won’t be the last to die in</text:p>
      <text:p text:style-name="P1">your line of work.” He looked over at Mr. Skop’s roommate and said, “Mr.</text:p>
      <text:p text:style-name="P1">Moore, don’t steal any of his shit.” Then he left the room like it was just</text:p>
      <text:p text:style-name="P1">another fucked-up day.</text:p>
      <text:p text:style-name="P1">I felt torn between grief, nausea, and relief. I was sad and sick to my</text:p>
      <text:p text:style-name="P1">stomach that Mr. Skop had died, but we were all relieved to have survived</text:p>
      <text:p text:style-name="P1">Hell Week, plus the way SBG handled it was straight ahead, no bullshit, and</text:p>
      <text:p text:style-name="P1">I remember thinking if all SEALs were like him, this would definitely be the</text:p>
      <text:p text:style-name="P1">world for me. Talk about mixed emotions.</text:p>
      <text:p text:style-name="P1">See, most civilians don’t understand that you need a certain level of</text:p>
      <text:p text:style-name="P1">callousness to do the job we were being trained to do. To live in a brutal</text:p>
      <text:p text:style-name="P1">world, you have to accept cold-blooded truths. I’m not saying it’s good. I’m</text:p>
      <text:p text:style-name="P1">not necessarily proud of it. But special ops is a calloused world and it</text:p>
      <text:p text:style-name="P1">demands a calloused mind.</text:p>
      <text:p text:style-name="P1">Hell Week had ended thirty-six hours early. There was no pizza or brown</text:p>
      <text:p text:style-name="P1">shirt ceremony on the Grinder, but twenty-five men out of a possible 156</text:p>
      <text:p text:style-name="P1">had made it. Once again, I was one of the few, and once again I was swollen</text:p>
      <text:p text:style-name="P1">like a Pillsbury doughboy and on crutches with twenty-one weeks of training</text:p>
      <text:p text:style-name="P1"><text:soft-page-break/>still to come. My patella was intact, but both of my shins were slivered with</text:p>
      <text:p text:style-name="P1">small fractures. It gets worse. The instructors were surly because they’d been</text:p>
      <text:p text:style-name="P1">forced to call Hell Week prematurely, so they ended walk week after just</text:p>
      <text:p text:style-name="P1">forty-eight hours. By every conceivable metric I was fucked. When I moved</text:p>
      <text:p text:style-name="P1">my ankle, my shins were activated and I felt searing pain, which was a</text:p>
      <text:p text:style-name="P1">monumental problem because a typical week in BUD/S demands up to sixty</text:p>
      <text:p text:style-name="P1">miles of running. Imagine doing that on two broken shins.</text:p>
      <text:p text:style-name="P1">Most of the guys in Class 235 lived on base at Naval Special Warfare</text:p>
      <text:p text:style-name="P1">Command in Coronado. I lived about twenty miles away in a $700 a month</text:p>
      <text:p text:style-name="P1">studio apartment with a mold problem in Chula Vista, which I shared with</text:p>
      <text:p text:style-name="P1">my pregnant wife and stepdaughter. After she got pregnant, Pam and I</text:p>
      <text:p text:style-name="P1">remarried, I financed a new Honda Passport—which put me roughly $60,000</text:p>
      <text:p text:style-name="P1">in debt—and the three of us drove out from Indiana to San Diego to restart</text:p>
      <text:p text:style-name="P1">our family. I’d just cleared Hell Week for the second time in a calendar year</text:p>
      <text:p text:style-name="P1">and she was set to deliver our baby right around graduation, but there was no</text:p>
      <text:p text:style-name="P1">happiness in my head or my soul. How could there be? We lived in a</text:p>
      <text:p text:style-name="P1">shithole that was at the edge of affordability, and my body was broken once</text:p>
      <text:p text:style-name="P1">again. If I couldn’t make it through I wouldn’t even be able to afford rent,</text:p>
      <text:p text:style-name="P1">would have to start all over, and find a new line of work. I could not and</text:p>
      <text:p text:style-name="P1">would not let that happen.</text:p>
      <text:p text:style-name="P1">The night before First Phase kicked back up in intensity, I shaved my head</text:p>
      <text:p text:style-name="P1">and stared into my reflection. For almost two years straight I’d been taking</text:p>
      <text:p text:style-name="P1">pain to the extreme and coming back for more. I’d succeeded in spurts only</text:p>
      <text:p text:style-name="P1">to be buried alive in failure. That night, the only thing that allowed me to</text:p>
      <text:p text:style-name="P1">continue pushing forward was the knowledge that everything I’d been</text:p>
      <text:p text:style-name="P1">through had helped callous my mind. The question was, how thick was the</text:p>
      <text:p text:style-name="P1">callous? How much pain could one man take? Did I have it in me to run on</text:p>
      <text:p text:style-name="P1">broken legs?</text:p>
      <text:p text:style-name="P1">I woke up at 3:30 the next morning and drove to the base. I limped to the</text:p>
      <text:p text:style-name="P1">BUD/S cage where we kept our gear and slumped onto a bench, dropping</text:p>
      <text:p text:style-name="P1">my backpack at my feet. It was dark as hell inside and out, and I was all</text:p>
      <text:p text:style-name="P1">alone. I could hear the rolling surf in the distance as I dug through my dive</text:p>
      <text:p text:style-name="P1">bag. Buried beneath my dive gear were two rolls of duct tape. I could only</text:p>
      <text:p text:style-name="P1">shake my head and smile in disbelief as I grabbed them, knowing how</text:p>
      <text:p text:style-name="P1">insane my plan was.</text:p>
      <text:p text:style-name="P1">I carefully pulled a thick black tube sock over my right foot. The shin was</text:p>
      <text:p text:style-name="P1">tender to the touch and even the slightest twitch of the ankle joint registered</text:p>
      <text:p text:style-name="P1">high on the suffering scale. From there I looped the tape around my heel</text:p>
      <text:p text:style-name="P1">then up over my ankle and back down to my heel, eventually moving both</text:p>
      <text:p text:style-name="P1">down the foot and up my calf until my entire lower leg and foot were</text:p>
      <text:p text:style-name="P1">wrapped tight. That was just the first coat. Then I put another black tube</text:p>
      <text:p text:style-name="P1">sock on and taped my foot and ankle the same way. By the time I was done,</text:p>
      <text:p text:style-name="P1">I had two sock layers and two tape layers, and once my foot was laced up in</text:p>
      <text:p text:style-name="P1">the boot, my ankle and shin were protected and immobilized. Satisfied, I did</text:p>
      <text:p text:style-name="P1">up my left foot, and an hour later, it was as though both my lower legs were</text:p>
      <text:p text:style-name="P1">sunk into soft casts. It still hurt to walk, but the torture that I’d felt when my</text:p>
      <text:p text:style-name="P1">ankle moved was more tolerable. Or at least I thought so. I’d find out for</text:p>
      <text:p text:style-name="P1">sure when we started to run.</text:p>
      <text:p text:style-name="P1">Our first training run that day was my trial by fire, and I did the best I could</text:p>
      <text:p text:style-name="P1"><text:soft-page-break/>to run with my hip flexors. Usually we let our feet and lower legs drive the</text:p>
      <text:p text:style-name="P1">rhythm. I had to reverse that. It took intense focus to isolate each movement</text:p>
      <text:p text:style-name="P1">and generate motion and power in my legs from the hip down, and for the</text:p>
      <text:p text:style-name="P1">first thirty minutes the pain was the worst I’d ever felt in my life. The tape</text:p>
      <text:p text:style-name="P1">cut into my skin, while the pounding sent shockwaves of agony up my</text:p>
      <text:p text:style-name="P1">slivered shins.</text:p>
      <text:p text:style-name="P1">And this was just the first run in what promised to be five months of</text:p>
      <text:p text:style-name="P1">continual pain. Was it possible to survive this, day after day? I thought about</text:p>
      <text:p text:style-name="P1">quitting. If failure was my future and I’d have to rethink my life completely,</text:p>
      <text:p text:style-name="P1">what was the point of this exercise? Why delay the inevitable? Was I fucked</text:p>
      <text:p text:style-name="P1">in the head? Each and every thought boiled down to the same old simple</text:p>
      <text:p text:style-name="P1">question: why?</text:p>
      <text:p text:style-name="P1">“The only way to guarantee failure is to quit right now, motherfucker!” I was</text:p>
      <text:p text:style-name="P1">talking to myself now. Silently screaming over the din of anguish that was</text:p>
      <text:p text:style-name="P1">crushing my mind and soul. “Take the pain, or it won’t just be your failure. It</text:p>
      <text:p text:style-name="P1">will be your family’s failure!”</text:p>
      <text:p text:style-name="P1">I imagined the feeling I would have if I could actually pull this off. If I could</text:p>
      <text:p text:style-name="P1">endure the pain required to complete this mission. That bought me another</text:p>
      <text:p text:style-name="P1">half mile before more pain rained down and swirled within me like a</text:p>
      <text:p text:style-name="P1">typhoon.</text:p>
      <text:p text:style-name="P1">“People have a hard time going through BUD/S healthy, and you’re going</text:p>
      <text:p text:style-name="P1">through it on broken legs! Who else would even think of this?” I asked.</text:p>
      <text:p text:style-name="P1">“Who else would be able to run even one minute on one broken leg, let alone</text:p>
      <text:p text:style-name="P1">two? Only Goggins! You are twenty minutes in the business, Goggins! You</text:p>
      <text:p text:style-name="P1">are a fucking machine! Each step you run from now until the end will only</text:p>
      <text:p text:style-name="P1">make you harder!”</text:p>
      <text:p text:style-name="P1">That last message cracked the code like a password. My calloused mind was</text:p>
      <text:p text:style-name="P1">my ticket forward, and at the forty-minute mark something remarkable</text:p>
      <text:p text:style-name="P1">happened. The pain receded to low tide. The tape had loosened so it wasn’t</text:p>
      <text:p text:style-name="P1">cutting into my skin, and my muscles and bones were warm enough to take</text:p>
      <text:p text:style-name="P1">some pounding. The pain would come and go throughout the day, but it</text:p>
      <text:p text:style-name="P1">became much more manageable, and when the pain did show up, I told</text:p>
      <text:p text:style-name="P1">myself it was proof of how tough I was and how much tougher I was</text:p>
      <text:p text:style-name="P1">becoming.</text:p>
      <text:p text:style-name="P1">Day after day the same ritual played itself out. I showed up early, duct taped</text:p>
      <text:p text:style-name="P1">my feet, endured thirty minutes of extreme pain, talked myself through it,</text:p>
      <text:p text:style-name="P1">and survived. This was no fake-it-till-you-make-it bullshit. To me, the fact</text:p>
      <text:p text:style-name="P1">that I showed up every day willing to put myself through something like that</text:p>
      <text:p text:style-name="P1">was truly amazing. The instructors rewarded me for it too. They offered to</text:p>
      <text:p text:style-name="P1">bind my hands and feet and throw me in the pool to see if I could swim four</text:p>
      <text:p text:style-name="P1">fucking laps. In fact, they didn’t offer. They insisted. This was one part of an</text:p>
      <text:p text:style-name="P1">evolution they liked to call Drown Proofing. I preferred to call it controlled</text:p>
      <text:p text:style-name="P1">drowning!</text:p>
      <text:p text:style-name="P1">With our hands bound behind us and feet tied behind our back, all we could</text:p>
      <text:p text:style-name="P1">do is dolphin kick, and unlike some of the experienced swimmers in our</text:p>
      <text:p text:style-name="P1">class, who looked like they’d been pulled from the Michael Phelps gene</text:p>
      <text:p text:style-name="P1">pool, my dolphin kick was that of a stationary rocking horse and provided</text:p>
      <text:p text:style-name="P1">about the same propulsion. I was continually out of breath, fighting to stay</text:p>
      <text:p text:style-name="P1">near the surface, chicken necking my head above the water to get a breath,</text:p>
      <text:p text:style-name="P1"><text:soft-page-break/>only to sink down and kick hard, trying in vain to find momentum. I’d</text:p>
      <text:p text:style-name="P1">practiced for this. For weeks, I’d hit the pool and even experimented with</text:p>
      <text:p text:style-name="P1">wetsuit shorts to see if I could hide them under my uniform to provide some</text:p>
      <text:p text:style-name="P1">buoyancy. They made it look like I was wearing a diaper under the tight-assnut-hugging UDT shorts, and they didn’t help, but all that practice did get</text:p>
      <text:p text:style-name="P1">me comfortable enough with the feeling of drowning that I was able to</text:p>
      <text:p text:style-name="P1">endure and pass that test.</text:p>
      <text:p text:style-name="P1">We had another brutal underwater evolution in Second Phase, aka dive</text:p>
      <text:p text:style-name="P1">phase. Again, it involved treading water, which always sounds basic as hell</text:p>
      <text:p text:style-name="P1">whenever I write it, but for this drill we were fitted with fully-charged, twin</text:p>
      <text:p text:style-name="P1">eighty-liter tanks and a sixteen-pound weight belt. We had fins, but kicking</text:p>
      <text:p text:style-name="P1">with fins increased the pain quotient and stress on my ankles and shins. I</text:p>
      <text:p text:style-name="P1">couldn’t tape up for the water. I had to suck up the pain.</text:p>
      <text:p text:style-name="P1">After that we had to swim on our backs for fifty meters without sinking.</text:p>
      <text:p text:style-name="P1">Then flip over and swim fifty meters on our stomach, once again staying on</text:p>
      <text:p text:style-name="P1">the surface, all while being fully loaded! We weren’t allowed to use any</text:p>
      <text:p text:style-name="P1">flotation devices whatsoever, and keeping our heads up caused intense pain</text:p>
      <text:p text:style-name="P1">in our necks, shoulders, hips, and lower backs.</text:p>
      <text:p text:style-name="P1">The noises coming out of the pool that day are something I’ll never forget.</text:p>
      <text:p text:style-name="P1">Our desperate attempts to stay afloat and breathe conjured an audible</text:p>
      <text:p text:style-name="P1">mixture of terror, frustration, and exertion. We were gurgling, grunting, and</text:p>
      <text:p text:style-name="P1">gasping. I heard guttural screams and high-pitched squeals. Several guys</text:p>
      <text:p text:style-name="P1">sank to the bottom, took off their weight belts, and slipped free of their</text:p>
      <text:p text:style-name="P1">tanks, letting them crash to the floor of the pool, then jetted to the surface.</text:p>
      <text:p text:style-name="P1">Only one man passed that evolution on the first try. We only got three</text:p>
      <text:p text:style-name="P1">chances to pass any given evolution and it took me all three to pass that one.</text:p>
      <text:p text:style-name="P1">On my last attempt I focused on long, fluid scissor kicks, again using my</text:p>
      <text:p text:style-name="P1">overworked hip flexors. I barely made it.</text:p>
      <text:p text:style-name="P1">By the time we got to Third Phase, the land warfare training module on San</text:p>
      <text:p text:style-name="P1">Clemente Island, my legs were healed up, and I knew I’d make it through to</text:p>
      <text:p text:style-name="P1">graduation, but just because it was the last lap doesn’t mean it was easy. At</text:p>
      <text:p text:style-name="P1">the main BUD/S compound on The Strand, you get lots of looky-loos</text:p>
      <text:p text:style-name="P1">coming through. Officers of all stripes stop in to watch training, which</text:p>
      <text:p text:style-name="P1">means there are people peering over the instructors’ shoulders. On the</text:p>
      <text:p text:style-name="P1">island, it’s just you and them. They are free to get nasty, and they show no</text:p>
      <text:p text:style-name="P1">mercy. Which is exactly why I loved the island!</text:p>
      <text:p text:style-name="P1">One afternoon we split into teams of two and three guys to build hide sites</text:p>
      <text:p text:style-name="P1">that blend in with the vegetation. We were coming down to the end by then,</text:p>
      <text:p text:style-name="P1">and everyone was in killer shape and unafraid. Guys were getting sloppy</text:p>
      <text:p text:style-name="P1">with their attention to detail and the instructors were pissed off, so they</text:p>
      <text:p text:style-name="P1">called everyone down into a valley to give us a classic beat down.</text:p>
      <text:p text:style-name="P1">There would be push-ups, sit-ups, flutter kicks, and eight-count bodybuilders</text:p>
      <text:p text:style-name="P1">(advanced burpees) galore. But first they told us to kneel down and dig holes</text:p>
      <text:p text:style-name="P1">with our hands, large enough to bury ourselves up to the neck for some</text:p>
      <text:p text:style-name="P1">unspecified length of time. I was smiling my ass off and digging deep when</text:p>
      <text:p text:style-name="P1">one of the instructors came up with a new, creative way to torture me.</text:p>
      <text:p text:style-name="P1">“Goggins, get up. You like this shit too much.” I laughed and kept digging,</text:p>
      <text:p text:style-name="P1">but he was serious. “I said get up, Goggins. You’re getting way too much</text:p>
      <text:p text:style-name="P1">pleasure.”</text:p>
      <text:p text:style-name="P1"><text:soft-page-break/>I stood up, stepped to the side, and watched my classmates suffer for the</text:p>
      <text:p text:style-name="P1">next thirty minutes without me. From then on the instructors stopped</text:p>
      <text:p text:style-name="P1">including me in their beat downs. When the class was ordered to do pushups, sit-ups, or get wet and sandy, they’d always exclude me. I took it as a</text:p>
      <text:p text:style-name="P1">point of pride that I’d finally broken the will of the entire BUD/S staff, but I</text:p>
      <text:p text:style-name="P1">also missed the beat downs. Because I saw them as opportunities to callous</text:p>
      <text:p text:style-name="P1">my mind. Now, they were over for me.</text:p>
      <text:p text:style-name="P1">Considering that the Grinder was center stage for a lot of Navy SEAL</text:p>
      <text:p text:style-name="P1">training, it makes sense that’s where BUD/S graduation is held. Families fly</text:p>
      <text:p text:style-name="P1">in. Fathers and brothers puff their chests out; mothers, wives, and girlfriends</text:p>
      <text:p text:style-name="P1">are all done up and drop dead gorgeous. Instead of pain and misery, it was all</text:p>
      <text:p text:style-name="P1">smiles on that patch of asphalt as the graduates of Class 235 mustered up in</text:p>
      <text:p text:style-name="P1">our dress whites beneath a huge American flag billowing in the sea breeze.</text:p>
      <text:p text:style-name="P1">To our right was the infamous bell that 130 of our classmates tolled in order</text:p>
      <text:p text:style-name="P1">to quit what is arguably the most challenging training in the military. Each of</text:p>
      <text:p text:style-name="P1">us was introduced and acknowledged individually. My mother had tears of</text:p>
      <text:p text:style-name="P1">joy in her eyes when my name was called, but strangely, I didn’t feel much</text:p>
      <text:p text:style-name="P1">of anything, except sadness.</text:p>
      <text:p text:style-name="P1">Mom and I at BUD/S graduation</text:p>
      <text:p text:style-name="P1">On the Grinder and later at McP’s—the SEAL pub of choice in downtown</text:p>
      <text:p text:style-name="P1">Coronado—my teammates beamed with pride as they gathered to take</text:p>
      <text:p text:style-name="P1">photos with their families. At the bar, music blared while everyone got drunk</text:p>
      <text:p text:style-name="P1">and raised hell like they’d just won something. And to be honest, that shit</text:p>
      <text:p text:style-name="P1">annoyed me. Because I was sorry to see BUD/S go.</text:p>
      <text:p text:style-name="P1">When I first locked in on the SEALs, I was looking for an arena that would</text:p>
      <text:p text:style-name="P1">either destroy me completely or make me unbreakable. BUD/S provided</text:p>
      <text:p text:style-name="P1">that. It showed me what the human mind is capable of, and how to harness it</text:p>
      <text:p text:style-name="P1">to take more pain than I’d ever felt before, so I could learn to achieve things</text:p>
      <text:p text:style-name="P1">I never even knew were possible. Like running on broken legs. After</text:p>
      <text:p text:style-name="P1">graduation it would be up to me to continue to hunt impossible tasks because</text:p>
      <text:p text:style-name="P1">though it was an accomplishment to become just the thirty-sixth African</text:p>
      <text:p text:style-name="P1">American BUD/S graduate in Navy SEAL history, my quest to defy the odds</text:p>
      <text:p text:style-name="P1">had only just begun!</text:p>
      <text:p text:style-name="P1">CHALLENGE #5</text:p>
      <text:p text:style-name="P1">It’s time to visualize! Again, the average person thinks 2,000–3,000</text:p>
      <text:p text:style-name="P1">thoughts per hour. Rather than focusing on bullshit you cannot change,</text:p>
      <text:p text:style-name="P1">imagine visualizing the things you can. Choose any obstacle in your way, or</text:p>
      <text:p text:style-name="P1">set a new goal, and visualize overcoming or achieving it. Before I engage in</text:p>
      <text:p text:style-name="P1">any challenging activity, I start by painting a picture of what my success</text:p>
      <text:p text:style-name="P1">looks and feels like. I’ll think about it every day and that feeling propels me</text:p>
      <text:p text:style-name="P1">forward when I’m training, competing, or taking on any task I choose.</text:p>
      <text:p text:style-name="P1">But visualization isn’t simply about daydreaming of some trophy ceremony</text:p>
      <text:p text:style-name="P1">—real or metaphorical. You must also visualize the challenges that are</text:p>
      <text:p text:style-name="P1">likely to arise and determine how you will attack those problems when they</text:p>
      <text:p text:style-name="P1">do. That way you can be as prepared as possible on the journey. When I</text:p>
      <text:p text:style-name="P1">show up for a foot race now, I drive the entire course first, visualizing</text:p>
      <text:p text:style-name="P1">success but also potential challenges, which helps me control my thought</text:p>
      <text:p text:style-name="P1">process. You can’t prepare for everything but if you engage in strategic</text:p>
      <text:p text:style-name="P1">visualization ahead of time, you’ll be as prepared as you possibly can be.</text:p>
      <text:p text:style-name="P1"><text:soft-page-break/>That also means being prepared to answer the simple questions. Why are</text:p>
      <text:p text:style-name="P1">you doing this? What is driving you toward this achievement? Where does</text:p>
      <text:p text:style-name="P1">the darkness you’re using as fuel come from? What has calloused your</text:p>
      <text:p text:style-name="P1">mind? You’ll need to have those answers at your fingertips when you hit a</text:p>
      <text:p text:style-name="P1">wall of pain and doubt. To push through, you’ll need to channel your</text:p>
      <text:p text:style-name="P1">darkness, feed off it, and lean on your calloused mind.</text:p>
      <text:p text:style-name="P1">Remember, visualization will never compensate for work undone. You</text:p>
      <text:p text:style-name="P1">cannot visualize lies. All the strategies I employ to answer the simple</text:p>
      <text:p text:style-name="P1">questions and win the mind game are only effective because I put in work.</text:p>
      <text:p text:style-name="P1">It’s a lot more than mind over matter. It takes relentless self-discipline to</text:p>
      <text:p text:style-name="P1">schedule suffering into your day, every day, but if you do, you’ll find that at</text:p>
      <text:p text:style-name="P1">the other end of that suffering is a whole other life just waiting for you.</text:p>
      <text:p text:style-name="P1">This challenge doesn’t have to be physical, and victory doesn’t always</text:p>
      <text:p text:style-name="P1">mean you came in first place. It can mean you’ve finally overcome a</text:p>
      <text:p text:style-name="P1">lifelong fear or any other obstacle that made you surrender in the past.</text:p>
      <text:p text:style-name="P1">Whatever it is, tell the world your story about how you created your</text:p>
      <text:p text:style-name="P1">#armoredmind and where it’s taken yo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1.2$Windows_X86_64 LibreOffice_project/7bcb35dc3024a62dea0caee87020152d1ee96e71</meta:generator>
    <dc:date>2020-08-10T17:08:03.377000000</dc:date>
    <meta:editing-duration>PT3M52S</meta:editing-duration>
    <meta:editing-cycles>2</meta:editing-cycles>
    <meta:document-statistic meta:table-count="0" meta:image-count="0" meta:object-count="0" meta:page-count="18" meta:paragraph-count="842" meta:word-count="10900" meta:character-count="57354" meta:non-whitespace-character-count="47305"/>
  </office:meta>
</office:document-meta>
</file>